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fo:font-weight="normal" officeooo:rsid="00123853" officeooo:paragraph-rsid="001427a7" fo:background-color="#ffff00" style:font-weight-asian="normal" style:font-weight-complex="normal"/>
    </style:style>
    <style:style style:name="P2" style:family="paragraph" style:parent-style-name="Standard">
      <style:paragraph-properties fo:text-align="start" style:justify-single-word="false"/>
      <style:text-properties style:text-underline-style="none" fo:font-weight="normal" officeooo:rsid="0011768b" officeooo:paragraph-rsid="001427a7" fo:background-color="#ffff00"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11b80b" officeooo:paragraph-rsid="001427a7" fo:background-color="#ffff00"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0c40a4" officeooo:paragraph-rsid="001427a7"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11768b" officeooo:paragraph-rsid="001427a7" fo:background-color="transparent"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11b80b" officeooo:paragraph-rsid="001427a7" fo:background-color="transparent" style:font-weight-asian="normal" style:font-weight-complex="normal"/>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0c40a4" officeooo:paragraph-rsid="001427a7" style:font-weight-asian="bold" style:font-weight-complex="bold"/>
    </style:style>
    <style:style style:name="P8" style:family="paragraph" style:parent-style-name="Standard">
      <style:paragraph-properties fo:text-align="start" style:justify-single-word="false"/>
      <style:text-properties style:text-underline-style="solid" style:text-underline-width="auto" style:text-underline-color="font-color" fo:font-weight="normal" officeooo:rsid="000c40a4" officeooo:paragraph-rsid="001427a7" style:font-weight-asian="normal" style:font-weight-complex="normal"/>
    </style:style>
    <style:style style:name="P9" style:family="paragraph" style:parent-style-name="Standard">
      <style:paragraph-properties fo:text-align="start" style:justify-single-word="false"/>
      <style:text-properties fo:color="#000000" style:text-underline-style="solid" style:text-underline-width="auto" style:text-underline-color="font-color" fo:font-weight="normal" officeooo:rsid="000f92cd" officeooo:paragraph-rsid="001427a7" fo:background-color="#ffff00" style:font-weight-asian="normal" style:font-weight-complex="normal"/>
    </style:style>
    <style:style style:name="P10" style:family="paragraph" style:parent-style-name="Standard">
      <style:paragraph-properties fo:text-align="start" style:justify-single-word="false"/>
      <style:text-properties fo:color="#000000" style:text-underline-style="solid" style:text-underline-width="auto" style:text-underline-color="font-color" fo:font-weight="normal" officeooo:rsid="000f92cd" officeooo:paragraph-rsid="0017c3e7" fo:background-color="#ffff00"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5cde1" officeooo:paragraph-rsid="0015cde1" fo:background-color="#ffff00"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187b4f" officeooo:paragraph-rsid="00187b4f" fo:background-color="#ffff00"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0e19fa" officeooo:paragraph-rsid="001aab22"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0c40a4" officeooo:paragraph-rsid="001aab22" style:font-weight-asian="normal" style:font-weight-complex="normal"/>
    </style:style>
    <style:style style:name="P15" style:family="paragraph" style:parent-style-name="Standard">
      <style:paragraph-properties fo:text-align="start" style:justify-single-word="false"/>
      <style:text-properties style:text-underline-style="none" fo:font-weight="bold" officeooo:rsid="00187b4f" officeooo:paragraph-rsid="00187b4f" fo:background-color="#ff9900" style:font-weight-asian="bold" style:font-weight-complex="bold"/>
    </style:style>
    <style:style style:name="P16" style:family="paragraph" style:parent-style-name="Standard">
      <style:paragraph-properties fo:text-align="center" style:justify-single-word="false"/>
      <style:text-properties style:text-underline-style="solid" style:text-underline-width="auto" style:text-underline-color="font-color" fo:font-weight="bold" officeooo:rsid="000c40a4" officeooo:paragraph-rsid="001427a7" fo:background-color="#ff9900" style:font-weight-asian="bold" style:font-weight-complex="bold"/>
    </style:style>
    <style:style style:name="P17" style:family="paragraph" style:parent-style-name="Standard">
      <style:paragraph-properties fo:text-align="start" style:justify-single-word="false"/>
      <style:text-properties style:text-underline-style="solid" style:text-underline-width="auto" style:text-underline-color="font-color" fo:font-weight="normal" officeooo:rsid="00187b4f" officeooo:paragraph-rsid="001aab22" fo:background-color="#ffff00" style:font-weight-asian="normal" style:font-weight-complex="normal"/>
    </style:style>
    <style:style style:name="P18" style:family="paragraph" style:parent-style-name="Standard">
      <style:paragraph-properties fo:text-align="start" style:justify-single-word="false"/>
      <style:text-properties style:text-underline-style="solid" style:text-underline-width="auto" style:text-underline-color="font-color" fo:font-weight="normal" officeooo:rsid="001aab22" officeooo:paragraph-rsid="001aab22" fo:background-color="#ffff00" style:font-weight-asian="normal" style:font-weight-complex="normal"/>
    </style:style>
    <style:style style:name="P19" style:family="paragraph" style:parent-style-name="Standard">
      <style:paragraph-properties fo:text-align="start" style:justify-single-word="false"/>
      <style:text-properties style:text-underline-style="solid" style:text-underline-width="auto" style:text-underline-color="font-color" fo:font-weight="normal" officeooo:rsid="00187b4f" officeooo:paragraph-rsid="00187b4f" fo:background-color="transparent" style:font-weight-asian="normal" style:font-weight-complex="normal"/>
    </style:style>
    <style:style style:name="P20" style:family="paragraph" style:parent-style-name="Standard">
      <style:paragraph-properties fo:text-align="start" style:justify-single-word="false"/>
      <style:text-properties style:text-underline-style="solid" style:text-underline-width="auto" style:text-underline-color="font-color" fo:font-weight="normal" officeooo:rsid="00187b4f" officeooo:paragraph-rsid="001aab22" fo:background-color="transparent" style:font-weight-asian="normal" style:font-weight-complex="normal"/>
    </style:style>
    <style:style style:name="P21" style:family="paragraph" style:parent-style-name="Standard">
      <style:paragraph-properties fo:text-align="start" style:justify-single-word="false"/>
      <style:text-properties style:text-underline-style="solid" style:text-underline-width="auto" style:text-underline-color="font-color" fo:font-weight="normal" officeooo:rsid="001aab22" officeooo:paragraph-rsid="001aab22" fo:background-color="transparent" style:font-weight-asian="normal" style:font-weight-complex="normal"/>
    </style:style>
    <style:style style:name="T1" style:family="text">
      <style:text-properties officeooo:rsid="0011b80b"/>
    </style:style>
    <style:style style:name="T2" style:family="text">
      <style:text-properties fo:background-color="transparent" loext:char-shading-value="0"/>
    </style:style>
    <style:style style:name="T3" style:family="text">
      <style:text-properties officeooo:rsid="0011b80b" fo:background-color="transparent" loext:char-shading-value="0"/>
    </style:style>
    <style:style style:name="T4" style:family="text">
      <style:text-properties officeooo:rsid="001aab22" fo:background-color="transparent" loext:char-shading-value="0"/>
    </style:style>
    <style:style style:name="T5" style:family="text">
      <style:text-properties officeooo:rsid="001b9e82" fo:background-color="transparent" loext:char-shading-value="0"/>
    </style:style>
    <style:style style:name="T6" style:family="text">
      <style:text-properties officeooo:rsid="001cb17f" fo:background-color="transparent" loext:char-shading-value="0"/>
    </style:style>
    <style:style style:name="T7" style:family="text">
      <style:text-properties style:text-underline-style="none"/>
    </style:style>
    <style:style style:name="T8" style:family="text">
      <style:text-properties style:text-underline-style="none" fo:background-color="transparent" loext:char-shading-value="0"/>
    </style:style>
    <style:style style:name="T9" style:family="text">
      <style:text-properties style:text-underline-style="none" officeooo:rsid="0017c3e7" fo:background-color="transparent" loext:char-shading-value="0"/>
    </style:style>
    <style:style style:name="T10" style:family="text">
      <style:text-properties style:text-underline-style="none" officeooo:rsid="001aab22" fo:background-color="transparent" loext:char-shading-value="0"/>
    </style:style>
    <style:style style:name="T11" style:family="text">
      <style:text-properties style:text-underline-style="none" officeooo:rsid="0017c3e7"/>
    </style:style>
    <style:style style:name="T12" style:family="text">
      <style:text-properties style:text-underline-style="none" fo:background-color="#ffff00" loext:char-shading-value="0"/>
    </style:style>
    <style:style style:name="T13" style:family="text">
      <style:text-properties style:text-underline-style="none" officeooo:rsid="001979b1"/>
    </style:style>
    <style:style style:name="T14" style:family="text">
      <style:text-properties style:text-underline-style="none" officeooo:rsid="001aab22"/>
    </style:style>
    <style:style style:name="T15" style:family="text">
      <style:text-properties fo:background-color="#ffff00" loext:char-shading-value="0"/>
    </style:style>
    <style:style style:name="T16" style:family="text">
      <style:text-properties officeooo:rsid="001aab22" fo:background-color="#ffff00" loext:char-shading-value="0"/>
    </style:style>
    <style:style style:name="T17" style:family="text">
      <style:text-properties officeooo:rsid="000e19fa"/>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background-color="transparent" loext:char-shading-value="0"/>
    </style:style>
    <style:style style:name="T20" style:family="text">
      <style:text-properties style:text-underline-style="solid" style:text-underline-width="auto" style:text-underline-color="font-color" officeooo:rsid="001b9e82" fo:background-color="transparent" loext:char-shading-value="0"/>
    </style:style>
    <style:style style:name="T21" style:family="text">
      <style:text-properties officeooo:rsid="001aab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omandos de linux</text:p>
      <text:p text:style-name="P16"/>
      <text:p text:style-name="P17"><text:span text:style-name="T14">pwd</text:span><text:span text:style-name="T10"> </text:span><text:span text:style-name="T8">: </text:span><text:span text:style-name="T10">Muestra la ubicación actual dentro del file system.</text:span></text:p>
      <text:p text:style-name="P17"/>
      <text:p text:style-name="P21"><text:span text:style-name="T12">ls</text:span><text:span text:style-name="T7"> : Lista los archivos y directorios en la ubicación actual. Tambien permite indicar un directorio y lista los archivos y directorios de dicha ubicación.</text:span></text:p>
      <text:p text:style-name="P21">Parametros<text:span text:style-name="T7">:</text:span></text:p>
      <text:p text:style-name="P21"><text:span text:style-name="T7"><text:tab/>-l : Lista los archivos en forma de lista y no de forma in-line.</text:span></text:p>
      <text:p text:style-name="P21"><text:span text:style-name="T7"><text:tab/>-a : Incluye archivos ocultos en el listado.</text:span></text:p>
      <text:p text:style-name="P21"/>
      <text:p text:style-name="P17"><text:span text:style-name="T7">cp ARCHIVO_ORIGEN ARCHIVO_DESTINO</text:span><text:span text:style-name="T8"> : Copia un archivo desde el origen al destino. </text:span><text:span text:style-name="T10">Tambien permite renombrar dicho archivo.</text:span></text:p>
      <text:p text:style-name="P18"><text:span text:style-name="T2">Parametros</text:span><text:span text:style-name="T8">:</text:span></text:p>
      <text:p text:style-name="P20"><text:span text:style-name="T7"><text:tab/>-R o -r : Recursivo, </text:span><text:span text:style-name="T13">incluye directorios, subdirectorios y sus archivos.</text:span></text:p>
      <text:p text:style-name="P20"><text:span text:style-name="T7"><text:tab/>-v : Verborragico, </text:span><text:span text:style-name="T13">muestra todas las acciones realizadas.</text:span></text:p>
      <text:p text:style-name="P20"><text:span text:style-name="T7"><text:tab/>-p : Mantiene los permisos del archivo (Se usa para el cp).</text:span></text:p>
      <text:p text:style-name="P20"><text:span text:style-name="T7"><text:tab/>-i : Interactivo, pregunta si se quiere </text:span><text:span text:style-name="T13">copiar</text:span><text:span text:style-name="T7"> cada archivo.</text:span></text:p>
      <text:p text:style-name="P20"><text:span text:style-name="T10"/></text:p>
      <text:p text:style-name="P19"><text:span text:style-name="T12">rm ARCHIVO</text:span><text:span text:style-name="T7"> : Borra el ARCHIVO indicado.</text:span></text:p>
      <text:p text:style-name="P21">Parametros<text:span text:style-name="T7">:</text:span></text:p>
      <text:p text:style-name="P19"><text:span text:style-name="T7"><text:tab/>-R o -r : Recursivo, </text:span><text:span text:style-name="T13">incluye directorios, subdirectorios y sus archivos.</text:span></text:p>
      <text:p text:style-name="P19"><text:span text:style-name="T7"><text:tab/>-f : Fuerza el borrado.</text:span></text:p>
      <text:p text:style-name="P19"><text:span text:style-name="T7"><text:tab/>-</text:span><text:span text:style-name="T13">v : Verborragico, muestra todas las acciones realizadas.</text:span></text:p>
      <text:p text:style-name="P19"><text:span text:style-name="T13"><text:tab/>-i : Interactivo, pregunta si se quiere borrar cada archivo.</text:span></text:p>
      <text:p text:style-name="P19"/>
      <text:p text:style-name="P21"><text:span text:style-name="T12">mv ARCHIVO_ORIGEN ARCHIVO_DESTINO</text:span><text:span text:style-name="T7"> : Mueve el archivo desde el origen al destino. Tambien permite renombrar el archivo. Se puede utilizar para renombrar un archivo, moviendo el archivo al mismo lugar y cambiandole el nombre.</text:span></text:p>
      <text:p text:style-name="P21"><text:span text:style-name="T7"><text:tab/></text:span></text:p>
      <text:p text:style-name="P9"><text:span text:style-name="T7">cat ARCHIVO</text:span><text:span text:style-name="T8"> : Muestra el contenido </text:span><text:span text:style-name="T9">en texto </text:span><text:span text:style-name="T8">de ARCHIVO.</text:span></text:p>
      <text:p text:style-name="P9"/>
      <text:p text:style-name="P10"><text:span text:style-name="T11">z</text:span><text:span text:style-name="T7">cat ARCHIVO</text:span><text:span text:style-name="T8"> : Muestra el contenido </text:span><text:span text:style-name="T9">en texto </text:span><text:span text:style-name="T8">de ARCHIVO</text:span><text:span text:style-name="T9"> siendo ARCHIVO un comprimido</text:span><text:span text:style-name="T8">.</text:span></text:p>
      <text:p text:style-name="P7"/>
      <text:p text:style-name="P4"><text:span text:style-name="T15">touch NOMBRE_ARCHIVO</text:span>: Crea un archivo vacio.</text:p>
      <text:p text:style-name="P8"/>
      <text:p text:style-name="P14"><text:span text:style-name="T16">COMANDO</text:span><text:span text:style-name="T15"> &gt; ARCHIVO</text:span> : <text:span text:style-name="T17">E</text:span>scribe la salida del <text:span text:style-name="T4">COMANDO</text:span> en el ARCHIVO, <text:span text:style-name="T17">borra todo el contenido anterior de ARCHIVO, no importa si ARCHIVO existe previamente o no.</text:span></text:p>
      <text:p text:style-name="P4"/>
      <text:p text:style-name="P13"><text:span text:style-name="T16">COMANDO</text:span><text:span text:style-name="T15"> &gt;&gt; ARCHIVO</text:span> : Escribe la salida del <text:span text:style-name="T4">COMANDO</text:span> en el ARCHIVO, agregandolo en una nueva linea de texto, no importa si ARCHIVO existe previamente o no.</text:p>
      <text:p text:style-name="P8"/>
      <text:p text:style-name="P14"><text:span text:style-name="T16">COMANDO1</text:span><text:span text:style-name="T15"> | </text:span><text:span text:style-name="T16">COMANDO2</text:span> : El pipe ( | ) lo que hace es redireccionar la salida de <text:span text:style-name="T4">COMANDO1</text:span> al <text:span text:style-name="T4">COMANDO2</text:span>.</text:p>
      <text:p text:style-name="P4"/>
      <text:p text:style-name="P2">mkdir -p PADRE/{HIJO1,HIJO2}/NIETO<text:span text:style-name="T2"> : Crea una estructura de directorios de la siguiente manera:</text:span></text:p>
      <text:p text:style-name="P2"/>
      <text:p text:style-name="P5">PADRE ---&gt; HIJO1 ---&gt; NIETO</text:p>
      <text:p text:style-name="P5"><text:tab/> <text:s text:c="2"/>|--&gt; HIJO2 ---&gt; NIETO</text:p>
      <text:p text:style-name="P2"/>
      <text:p text:style-name="P3">mkdir -p PADRE/{HIJO1/{NIETO1,NIETO2}/,HIJO2/NIETO3}/<text:span text:style-name="T2"> : Crea una estructura de directorios con la siguiente forma:</text:span></text:p>
      <text:p text:style-name="P3"/>
      <text:p text:style-name="P2"><text:span text:style-name="T2">PADRE ---&gt; HIJO1 ---&gt; NIETO</text:span><text:span text:style-name="T3">1</text:span></text:p>
      <text:p text:style-name="P2"><text:span text:style-name="T2"><text:tab/> <text:s text:c="2"/></text:span><text:span text:style-name="T3">|<text:tab/> <text:s text:c="9"/>|---&gt;NIETO2</text:span></text:p>
      <text:p text:style-name="P6"><text:tab/> <text:s text:c="2"/>|</text:p>
      <text:p text:style-name="P2"><text:span text:style-name="T2"><text:tab/> <text:s text:c="2"/>|--&gt; HIJO2 ---&gt; NIETO</text:span><text:span text:style-name="T3">3</text:span></text:p>
      <text:p text:style-name="P2"><text:soft-page-break/></text:p>
      <text:p text:style-name="P1"><text:span text:style-name="T1">m</text:span>ore ARCHIVO<text:span text:style-name="T2"> : Similar al comando cat, permite ver el contenido de un archivo, tiene mas utilidades que CAT, si el archivo es muy largo permite visualizar todo su contenido avanzando con la tecla ENTER.</text:span></text:p>
      <text:p text:style-name="P1"/>
      <text:p text:style-name="P11"><text:span text:style-name="T21">f</text:span>ile ARCHIVO<text:span text:style-name="T2"> : Devuelve informacion sobre el ARCHIVO.</text:span></text:p>
      <text:p text:style-name="P11"/>
      <text:p text:style-name="P11">ty<text:span text:style-name="T2"> : Muestra en que interfaz estoy. (pts =&gt; interfaz grafica // tty =&gt; consola pura).</text:span></text:p>
      <text:p text:style-name="P11"><text:span text:style-name="T2"><text:tab/></text:span><text:span text:style-name="T20">Ejemplo salida</text:span><text:span text:style-name="T5">: /dev/pts/0</text:span></text:p>
      <text:p text:style-name="P11"/>
      <text:p text:style-name="P11">COMANDO &gt; DISPOSITIVO<text:span text:style-name="T2"> : Redirecciona la salida de un comando a un dispositivo.</text:span></text:p>
      <text:p text:style-name="P11"><text:span text:style-name="T2"><text:tab/></text:span><text:span text:style-name="T20">Ej</text:span><text:span text:style-name="T19">emplo</text:span><text:span text:style-name="T2">: </text:span><text:span text:style-name="T5">ls &gt; /dev/tty/1 (Redirecciona la salida al /</text:span><text:span text:style-name="T6">dev/</text:span><text:span text:style-name="T5">tty</text:span><text:span text:style-name="T6">/1)</text:span></text:p>
      <text:p text:style-name="P11"/>
      <text:p text:style-name="P15"><text:span text:style-name="T18">Comodines</text:span>:</text:p>
      <text:p text:style-name="P12"/>
      <text:p text:style-name="P12">Asterisco<text:span text:style-name="T2"> : ls -l /e*</text:span></text:p>
      <text:p text:style-name="P12"><text:span text:style-name="T2">Lista todos los archivos que empiezan con “e”.</text:span></text:p>
      <text:p text:style-name="P12"/>
      <text:p text:style-name="P12">Signo de pregunta<text:span text:style-name="T2"> : ls -l /e?</text:span></text:p>
      <text:p text:style-name="P12"><text:span text:style-name="T2">Lista todos los archivos que empiezan con “e” y les sigue un solo carácter alfanumerico (Ejemplo: er, eo, e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Footer" style:family="paragraph" style:parent-style-name="Standard" style:class="extra">
      <style:paragraph-properties text:number-lines="false" text:line-number="0">
        <style:tab-stops>
          <style:tab-stop style:position="10.116cm" style:type="center"/>
          <style:tab-stop style:position="20.232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32cm" fo:margin-bottom="2.016cm" fo:margin-left="0.265cm" fo:margin-right="0.50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umno </meta:initial-creator>
    <meta:creation-date>2018-04-18T21:10:17.867914697</meta:creation-date>
    <dc:date>2018-04-25T22:16:13.456360598</dc:date>
    <dc:creator>alumno </dc:creator>
    <meta:editing-duration>PT1H50M44S</meta:editing-duration>
    <meta:editing-cycles>6</meta:editing-cycles>
    <meta:generator>LibreOffice/4.3.3.2$Linux_X86_64 LibreOffice_project/430m0$Build-2</meta:generator>
    <meta:document-statistic meta:table-count="0" meta:image-count="0" meta:object-count="0" meta:page-count="2" meta:paragraph-count="45" meta:word-count="480" meta:character-count="2886" meta:non-whitespace-character-count="2420"/>
  </office:meta>
</office:document-meta>
</file>